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2209*"/>
    </style:style>
    <style:style style:name="Tabella1.B" style:family="table-column">
      <style:table-column-properties style:column-width="7.913cm" style:rel-column-width="4486*"/>
    </style:style>
    <style:style style:name="Tabella1.C" style:family="table-column">
      <style:table-column-properties style:column-width="5.191cm" style:rel-column-width="294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0pt" officeooo:rsid="000f4fb6" officeooo:paragraph-rsid="000f4fb6" style:font-size-asian="20pt" style:font-size-complex="20pt"/>
    </style:style>
    <style:style style:name="P2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eb0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7"/>
      <text:p text:style-name="P17"/>
      <text:p text:style-name="P17"/>
      <text:p text:style-name="P17">Relazione progetto Basi di Dati</text:p>
      <text:p text:style-name="P17">2016/2017</text:p>
      <text:p text:style-name="P17"/>
      <text:p text:style-name="P17"/>
      <text:p text:style-name="P17"/>
      <text:p text:style-name="P17"/>
      <text:p text:style-name="P17"/>
      <text:p text:style-name="P17">Davide Cortellucci</text:p>
      <text:p text:style-name="P17">MAT: 260321</text:p>
      <text:p text:style-name="P21"><text:span text:style-name="T7">Analisi dei requisiti</text:span></text:p>
      <text:p text:style-name="P4"/>
      <text:p text:style-name="P4"/>
      <text:p text:style-name="P3">Requisiti espressi in linguaggio naturale</text:p>
      <text:p text:style-name="P3"/>
      <text:p text:style-name="P6">Si vuole implementare una piattaforma on-line per lo sviluppo di contatti professionali.</text:p>
      <text:p text:style-name="P6"/>
      <text:p text:style-name="P7">Lo scopo di tale piattaforma è di <text:span text:style-name="T1">consentire agli utenti registrati di mantenere una lista di persone conosciute e ritenute affidabili in ambito lavorativo.</text:span></text:p>
      <text:p text:style-name="P7"/>
      <text:p text:style-name="P8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8"/>
      <text:p text:style-name="P9">Gli account utente possono essere di due tipi:</text:p>
      <text:list xml:id="list6074038720067502288" text:style-name="L1">
        <text:list-item>
          <text:p text:style-name="P14">account gratuito (utente cercatore di lavoro);</text:p>
        </text:list-item>
        <text:list-item>
          <text:p text:style-name="P14">account <text:span text:style-name="T2">a pagamento</text:span> (utente datore di lavoro).</text:p>
        </text:list-item>
      </text:list>
      <text:p text:style-name="P9"/>
      <text:p text:style-name="P11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1"/>
      <text:p text:style-name="P13">Gli utenti hanno accesso ad una sezione “Offerte di lavoro”, che contiene le diverse richieste professionali.</text:p>
      <text:p text:style-name="P11"/>
      <text:p text:style-name="P12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9"/>
      <text:p text:style-name="P10">Attraverso la piattaforma è possibile:</text:p>
      <text:p text:style-name="P5"/>
      <text:list xml:id="list284842506950336181" text:style-name="L2">
        <text:list-item>
          <text:p text:style-name="P15">essere presentati a qualcuno che si desidera conoscere attraverso un contatto mutuo e affidabile;</text:p>
        </text:list-item>
        <text:list-item>
          <text:p text:style-name="P15">trovare offerte di lavoro, persone, opportunità di business con il supporto di qualcuno</text:p>
          <text:p text:style-name="P15">presente all’interno della propria lista di contatti o del proprio network;</text:p>
        </text:list-item>
        <text:list-item>
          <text:p text:style-name="P15">pubblicare offerte e ricercare potenziali candidati <text:span text:style-name="T4">(solo per i possessori di un account a pagamento);</text:span></text:p>
        </text:list-item>
        <text:list-item>
          <text:p text:style-name="P15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5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5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20">Glossario dei termini</text:p>
      <text:p text:style-name="P18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9">Termine</text:p>
          </table:table-cell>
          <table:table-cell table:style-name="Tabella1.A1" office:value-type="string">
            <text:p text:style-name="P29">Descrizione</text:p>
          </table:table-cell>
          <table:table-cell table:style-name="Tabella1.C1" office:value-type="string">
            <text:p text:style-name="P29">Collegamenti</text:p>
          </table:table-cell>
        </table:table-row>
        <table:table-row>
          <table:table-cell table:style-name="Tabella1.A2" office:value-type="string">
            <text:p text:style-name="P22">Utente</text:p>
          </table:table-cell>
          <table:table-cell table:style-name="Tabella1.A2" office:value-type="string">
            <text:p text:style-name="P22">Persona che costituisce il database e vi interagisce. Può essere un datore di lavoro o un lavoratore semplice.</text:p>
          </table:table-cell>
          <table:table-cell table:style-name="Tabella1.C2" office:value-type="string">
            <text:p text:style-name="P2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6">Account</text:p>
          </table:table-cell>
          <table:table-cell table:style-name="Tabella1.A2" office:value-type="string">
            <text:p text:style-name="P2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6">Utente, Offerte</text:p>
          </table:table-cell>
        </table:table-row>
        <table:table-row>
          <table:table-cell table:style-name="Tabella1.A2" office:value-type="string">
            <text:p text:style-name="P23">Contatti</text:p>
          </table:table-cell>
          <table:table-cell table:style-name="Tabella1.A2" office:value-type="string">
            <text:p text:style-name="P23">Lista di contatti conosciuti e ritenuti affidabili dall’utente.</text:p>
          </table:table-cell>
          <table:table-cell table:style-name="Tabella1.C2" office:value-type="string">
            <text:p text:style-name="P27">Utente, Connessioni</text:p>
          </table:table-cell>
        </table:table-row>
        <table:table-row>
          <table:table-cell table:style-name="Tabella1.A2" office:value-type="string">
            <text:p text:style-name="P23">Connessioni</text:p>
          </table:table-cell>
          <table:table-cell table:style-name="Tabella1.A2" office:value-type="string">
            <text:p text:style-name="P2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4">Utente, Contatti</text:p>
          </table:table-cell>
        </table:table-row>
        <table:table-row>
          <table:table-cell table:style-name="Tabella1.A2" office:value-type="string">
            <text:p text:style-name="P25">Curriculum</text:p>
          </table:table-cell>
          <table:table-cell table:style-name="Tabella1.A2" office:value-type="string">
            <text:p text:style-name="P25">Profilo dell’utente. Questi può modificarlo inserendo i propri dati ed esperienze/competenze lavorative.</text:p>
          </table:table-cell>
          <table:table-cell table:style-name="Tabella1.C2" office:value-type="string">
            <text:p text:style-name="P27">Utente, Gruppi</text:p>
          </table:table-cell>
        </table:table-row>
        <table:table-row>
          <table:table-cell table:style-name="Tabella1.A2" office:value-type="string">
            <text:p text:style-name="P25">Offerte</text:p>
          </table:table-cell>
          <table:table-cell table:style-name="Tabella1.A2" office:value-type="string">
            <text:p text:style-name="P25">Lista di offerte di lavoro, consultabile dall’utente. <text:span text:style-name="T8">Solo utenti con account a pagamento possono modificarla.</text:span></text:p>
          </table:table-cell>
          <table:table-cell table:style-name="Tabella1.C2" office:value-type="string">
            <text:p text:style-name="P26">Utente, Account</text:p>
          </table:table-cell>
        </table:table-row>
        <table:table-row>
          <table:table-cell table:style-name="Tabella1.A2" office:value-type="string">
            <text:p text:style-name="P26">Gruppi</text:p>
          </table:table-cell>
          <table:table-cell table:style-name="Tabella1.A2" office:value-type="string">
            <text:p text:style-name="P26">Insieme di utenti con situazioni in comune.</text:p>
          </table:table-cell>
          <table:table-cell table:style-name="Tabella1.C2" office:value-type="string">
            <text:p text:style-name="P28">Utente, Curriculum</text:p>
          </table:table-cell>
        </table:table-row>
      </table:table>
      <text:p text:style-name="P16"/>
      <text:p text:style-name="P18"/>
      <text:p text:style-name="P18"/>
      <text:p text:style-name="P18"/>
      <text:p text:style-name="P19">Lista delle operaz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08T21:59:39.405000000</dc:date>
    <meta:editing-duration>PT1H26M49S</meta:editing-duration>
    <meta:editing-cycles>31</meta:editing-cycles>
    <meta:generator>LibreOffice/5.2.2.2$Windows_x86 LibreOffice_project/8f96e87c890bf8fa77463cd4b640a2312823f3ad</meta:generator>
    <meta:document-statistic meta:table-count="1" meta:image-count="0" meta:object-count="0" meta:page-count="3" meta:paragraph-count="49" meta:word-count="477" meta:character-count="3329" meta:non-whitespace-character-count="2907"/>
  </office:meta>
</office:document-meta>
</file>